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55cm" fo:min-width="4.7cm"/>
    </style:style>
    <style:style style:name="gr2" style:family="graphic" style:parent-style-name="standard">
      <style:graphic-properties draw:textarea-horizontal-align="justify" draw:textarea-vertical-align="middle" draw:auto-grow-height="false" fo:min-height="1.55cm" fo:min-width="4.5cm"/>
    </style:style>
    <style:style style:name="gr3" style:family="graphic" style:parent-style-name="standard">
      <style:graphic-properties draw:textarea-horizontal-align="justify" draw:textarea-vertical-align="middle" draw:auto-grow-height="false" fo:min-height="1.35cm" fo:min-width="5.7cm"/>
    </style:style>
    <style:style style:name="gr4" style:family="graphic" style:parent-style-name="standard">
      <style:graphic-properties draw:textarea-horizontal-align="justify" draw:textarea-vertical-align="middle" draw:auto-grow-height="false" fo:min-height="1.55cm" fo:min-width="4.9cm"/>
    </style:style>
    <style:style style:name="gr5" style:family="graphic" style:parent-style-name="standard">
      <style:graphic-properties draw:textarea-horizontal-align="justify" draw:textarea-vertical-align="middle" draw:auto-grow-height="false" fo:min-height="1.15cm" fo:min-width="4.1cm"/>
    </style:style>
    <style:style style:name="gr6" style:family="graphic" style:parent-style-name="standard">
      <style:graphic-properties draw:textarea-horizontal-align="justify" draw:textarea-vertical-align="middle" draw:auto-grow-height="false" fo:min-height="1.15cm" fo:min-width="4.7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15cm" fo:min-width="3.7cm"/>
    </style:style>
    <style:style style:name="gr9" style:family="graphic" style:parent-style-name="standard">
      <style:graphic-properties draw:textarea-horizontal-align="justify" draw:textarea-vertical-align="middle" draw:auto-grow-height="false" fo:min-height="1.15cm" fo:min-width="5.1cm"/>
    </style:style>
    <style:style style:name="gr10" style:family="graphic" style:parent-style-name="standard">
      <style:graphic-properties draw:textarea-vertical-align="middle"/>
    </style:style>
    <style:style style:name="gr11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3.364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3.184cm" style:use-optimal-column-width="false"/>
    </style:style>
    <style:style style:name="co3" style:family="table-column">
      <style:table-column-properties style:column-width="2.982cm" style:use-optimal-column-width="false"/>
    </style:style>
    <style:style style:name="co4" style:family="table-column">
      <style:table-column-properties style:column-width="3.034cm" style:use-optimal-column-width="false"/>
    </style:style>
    <style:style style:name="co5" style:family="table-column">
      <style:table-column-properties style:column-width="3.692cm" style:use-optimal-column-width="false"/>
    </style:style>
    <style:style style:name="ro1" style:family="table-row">
      <style:table-row-properties style:row-height="1.004cm"/>
    </style:style>
    <style:style style:name="ro2" style:family="table-row">
      <style:table-row-properties style:row-height="1.102cm"/>
    </style:style>
    <style:style style:name="ro3" style:family="table-row">
      <style:table-row-properties style:row-height="0.882cm"/>
    </style:style>
    <style:style style:name="ro4" style:family="table-row">
      <style:table-row-properties style:row-height="1.049cm"/>
    </style:style>
    <style:style style:name="ro5" style:family="table-row">
      <style:table-row-properties style:row-height="1.103cm"/>
    </style:style>
    <style:style style:name="ro6" style:family="table-row">
      <style:table-row-properties style:row-height="0.972cm"/>
    </style:style>
    <style:style style:name="ro7" style:family="table-row">
      <style:table-row-properties style:row-height="0.898cm"/>
    </style:style>
    <style:style style:name="ro8" style:family="table-row">
      <style:table-row-properties style:row-height="1.104cm"/>
    </style:style>
    <style:style style:name="ro9" style:family="table-row">
      <style:table-row-properties style:row-height="0cm"/>
    </style:style>
    <style:style style:name="ro10" style:family="table-row">
      <style:table-row-properties style:row-height="0.983cm"/>
    </style:style>
    <style:style style:name="ro11" style:family="table-row">
      <style:table-row-properties style:row-height="1.189cm"/>
    </style:style>
    <style:style style:name="ro12" style:family="table-row">
      <style:table-row-properties style:row-height="1.615cm"/>
    </style:style>
    <style:style style:name="ro13" style:family="table-row">
      <style:table-row-properties style:row-height="1.108cm"/>
    </style:style>
    <style:style style:name="ro14" style:family="table-row">
      <style:table-row-properties style:row-height="1.139cm"/>
    </style:style>
    <style:style style:name="ro15" style:family="table-row">
      <style:table-row-properties style:row-height="1.249cm"/>
    </style:style>
    <style:style style:name="ro16" style:family="table-row">
      <style:table-row-properties style:row-height="0.993cm"/>
    </style:style>
    <style:style style:name="ro17" style:family="table-row">
      <style:table-row-properties style:row-height="1.06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custom-shape draw:style-name="gr1" draw:text-style-name="P1" xml:id="id1" draw:id="id1" draw:layer="layout" svg:width="5.2cm" svg:height="1.8cm" svg:x="3cm" svg:y="1cm">
          <text:p text:style-name="P1">USUARIO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5cm" svg:height="1.8cm" svg:x="3.2cm" svg:y="5.8cm">
          <text:p text:style-name="P1">CUENTAS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6.2cm" svg:height="1.6cm" svg:x="14.4cm" svg:y="1cm">
          <text:p text:style-name="P1">TARJETAS</text:p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5.4cm" svg:height="1.8cm" svg:x="14.4cm" svg:y="7.6cm">
          <text:p text:style-name="P1">CHEQUERA</text:p>
          <draw:enhanced-geometry svg:viewBox="0 0 21600 21600" draw:type="rectangle" draw:enhanced-path="M 0 0 L 21600 0 21600 21600 0 21600 0 0 Z N"/>
        </draw:custom-shape>
        <draw:custom-shape draw:style-name="gr5" draw:text-style-name="P1" xml:id="id6" draw:id="id6" draw:layer="layout" svg:width="4.6cm" svg:height="1.4cm" svg:x="1.2cm" svg:y="10.6cm">
          <text:p text:style-name="P1">INGRESOS</text:p>
          <draw:enhanced-geometry svg:viewBox="0 0 21600 21600" draw:type="rectangle" draw:enhanced-path="M 0 0 L 21600 0 21600 21600 0 21600 0 0 Z N"/>
        </draw:custom-shape>
        <draw:custom-shape draw:style-name="gr6" draw:text-style-name="P1" xml:id="id7" draw:id="id7" draw:layer="layout" svg:width="5.2cm" svg:height="1.4cm" svg:x="6.8cm" svg:y="10.6cm">
          <text:p text:style-name="P1">EGRESOS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5.6cm" svg:y1="2.8cm" svg:x2="5.7cm" svg:y2="5.8cm" draw:start-shape="id1" draw:start-glue-point="2" draw:end-shape="id2" draw:end-glue-point="0" svg:d="M5600 2800v1500h100v1500" svg:viewBox="0 0 101 3001">
          <text:p/>
        </draw:connector>
        <draw:connector draw:style-name="gr7" draw:text-style-name="P2" draw:layer="layout" svg:x1="8.2cm" svg:y1="6.7cm" svg:x2="14.4cm" svg:y2="1.8cm" draw:start-shape="id2" draw:start-glue-point="1" draw:end-shape="id3" svg:d="M8200 6700h3100v-4900h3100" svg:viewBox="0 0 6201 4901">
          <text:p/>
        </draw:connector>
        <draw:connector draw:style-name="gr7" draw:text-style-name="P2" draw:layer="layout" svg:x1="8.2cm" svg:y1="6.7cm" svg:x2="14.4cm" svg:y2="8.5cm" draw:start-shape="id2" draw:start-glue-point="1" draw:end-shape="id4" svg:d="M8200 6700h3100v1800h3100" svg:viewBox="0 0 6201 1801">
          <text:p/>
        </draw:connector>
        <draw:custom-shape draw:style-name="gr5" draw:text-style-name="P1" xml:id="id5" draw:id="id5" draw:layer="layout" svg:width="4.6cm" svg:height="1.4cm" svg:x="12.6cm" svg:y="4.8cm">
          <text:p text:style-name="P1">TIPO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.9cm" svg:y1="4.8cm" svg:x2="17.5cm" svg:y2="2.6cm" draw:start-shape="id5" draw:start-glue-point="0" draw:end-shape="id3" svg:d="M14900 4800v-1100h2600v-1100" svg:viewBox="0 0 2601 2201">
          <text:p/>
        </draw:connector>
        <draw:connector draw:style-name="gr7" draw:text-style-name="P2" draw:layer="layout" svg:x1="5.7cm" svg:y1="7.6cm" svg:x2="3.5cm" svg:y2="10.6cm" draw:start-shape="id2" draw:start-glue-point="2" draw:end-shape="id6" draw:end-glue-point="0" svg:d="M5700 7600v1500h-2200v1500" svg:viewBox="0 0 2201 3001">
          <text:p/>
        </draw:connector>
        <draw:connector draw:style-name="gr7" draw:text-style-name="P2" draw:layer="layout" svg:x1="5.7cm" svg:y1="7.6cm" svg:x2="9.4cm" svg:y2="10.6cm" draw:start-shape="id2" draw:start-glue-point="2" draw:end-shape="id7" svg:d="M5700 7600v1500h3700v1500" svg:viewBox="0 0 3701 3001">
          <text:p/>
        </draw:connector>
        <draw:connector draw:style-name="gr7" draw:text-style-name="P2" draw:layer="layout" svg:x1="12.6cm" svg:y1="5.5cm" svg:x2="8.2cm" svg:y2="6.7cm" draw:start-shape="id5" draw:end-shape="id2" svg:d="M12600 5500h-2200v1200h-2200" svg:viewBox="0 0 4401 1201">
          <text:p/>
        </draw:connector>
        <draw:custom-shape draw:style-name="gr8" draw:text-style-name="P1" xml:id="id8" draw:id="id8" draw:layer="layout" svg:width="4.2cm" svg:height="1.4cm" svg:x="0.4cm" svg:y="3.4cm">
          <text:p text:style-name="P1">MONEDA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2.5cm" svg:y1="4.8cm" svg:x2="3.2cm" svg:y2="6.7cm" draw:start-shape="id8" draw:start-glue-point="2" draw:end-shape="id2" svg:d="M2500 4800v1900h700" svg:viewBox="0 0 701 1901">
          <text:p/>
        </draw:connector>
        <draw:custom-shape draw:style-name="gr9" draw:text-style-name="P1" xml:id="id9" draw:id="id9" draw:layer="layout" svg:width="5.6cm" svg:height="1.4cm" svg:x="3.6cm" svg:y="15.2cm">
          <text:p text:style-name="P1">TIPO MOVIMIENTO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6.4cm" svg:y1="15.2cm" svg:x2="3.5cm" svg:y2="12cm" draw:start-shape="id9" draw:start-glue-point="0" draw:end-shape="id6" draw:end-glue-point="2" svg:d="M6400 15200v-1600h-2900v-1600" svg:viewBox="0 0 2901 3201">
          <text:p/>
        </draw:connector>
        <draw:connector draw:style-name="gr7" draw:text-style-name="P2" draw:layer="layout" svg:x1="6.4cm" svg:y1="15.2cm" svg:x2="9.4cm" svg:y2="12cm" draw:start-shape="id9" draw:start-glue-point="0" draw:end-shape="id7" svg:d="M6400 15200v-1600h3000v-1600" svg:viewBox="0 0 3001 3201">
          <text:p/>
        </draw:connector>
        <draw:custom-shape draw:style-name="gr6" draw:text-style-name="P1" xml:id="id10" draw:id="id10" draw:layer="layout" svg:width="5.2cm" svg:height="1.4cm" svg:x="12.8cm" svg:y="13cm">
          <text:p text:style-name="P1">DETALLE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2cm" svg:y1="11.3cm" svg:x2="15.4cm" svg:y2="13cm" draw:start-shape="id7" draw:end-shape="id10" svg:d="M12000 11300h3400v1700" svg:viewBox="0 0 3401 1701">
          <text:p/>
        </draw:connector>
        <draw:connector draw:style-name="gr10" draw:text-style-name="P1" draw:layer="layout" svg:x1="19.8cm" svg:y1="8.5cm" svg:x2="18cm" svg:y2="13.7cm" draw:start-shape="id4" draw:start-glue-point="1" draw:end-shape="id10" draw:end-glue-point="1" svg:d="M19800 8500h501v5200h-2301" svg:viewBox="0 0 2302 5201">
          <text:p/>
        </draw:connector>
        <draw:connector draw:style-name="gr10" draw:text-style-name="P1" draw:layer="layout" svg:x1="20.6cm" svg:y1="1.8cm" svg:x2="18cm" svg:y2="13.7cm" draw:start-shape="id3" draw:start-glue-point="1" draw:end-shape="id10" svg:d="M20600 1800h501v11900h-3101" svg:viewBox="0 0 3102 11901">
          <text:p/>
        </draw:connector>
        <presentation:notes draw:style-name="dp2">
          <draw:page-thumbnail draw:style-name="gr11" draw:layer="layout" svg:width="14.848cm" svg:height="11.135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draw:style-name="standard" xml:id="id11" draw:id="id11" draw:layer="layout" svg:width="12.581cm" svg:height="6.331cm" svg:x="0.758cm" svg:y="0.79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USER_ID</text:p>
              </table:table-cell>
              <table:table-cell>
                <text:p>INTEGER</text:p>
              </table:table-cell>
              <table:table-cell>
                <text:p>PK</text:p>
              </table:table-cell>
            </table:table-row>
            <table:table-row table:style-name="ro2" table:default-cell-style-name="gray2">
              <table:table-cell>
                <text:p>CORREO</text:p>
              </table:table-cell>
              <table:table-cell>
                <text:p>VARCHAR</text:p>
              </table:table-cell>
              <table:table-cell>
                <text:p>UNIQUE</text:p>
              </table:table-cell>
            </table:table-row>
            <table:table-row table:style-name="ro3" table:default-cell-style-name="gray1">
              <table:table-cell>
                <text:p>NOMBRE</text:p>
              </table:table-cell>
              <table:table-cell>
                <text:p>VARCHAR</text:p>
              </table:table-cell>
              <table:table-cell/>
            </table:table-row>
            <table:table-row table:style-name="ro4" table:default-cell-style-name="gray2">
              <table:table-cell>
                <text:p>APELLIDO</text:p>
              </table:table-cell>
              <table:table-cell>
                <text:p>VARCHAR</text:p>
              </table:table-cell>
              <table:table-cell/>
            </table:table-row>
            <table:table-row table:style-name="ro5" table:default-cell-style-name="gray1">
              <table:table-cell>
                <text:p>PAIS_ID</text:p>
              </table:table-cell>
              <table:table-cell>
                <text:p>INTEGER</text:p>
              </table:table-cell>
              <table:table-cell>
                <text:p>FK</text:p>
              </table:table-cell>
            </table:table-row>
            <table:table-row table:style-name="ro2" table:default-cell-style-name="gray2">
              <table:table-cell>
                <text:p>PASSWORD</text:p>
              </table:table-cell>
              <table:table-cell>
                <text:p>VARCHAR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xml:id="id12" draw:id="id12" draw:layer="layout" svg:width="12.379cm" svg:height="9.068cm" svg:x="1.018cm" svg:y="7.82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3"/>
            <table:table-row table:style-name="ro6" table:default-cell-style-name="gray3">
              <table:table-cell>
                <text:p>CUENTA_ID</text:p>
              </table:table-cell>
              <table:table-cell>
                <text:p>INTEGER</text:p>
              </table:table-cell>
              <table:table-cell>
                <text:p>ID</text:p>
              </table:table-cell>
            </table:table-row>
            <table:table-row table:style-name="ro7" table:default-cell-style-name="gray2">
              <table:table-cell>
                <text:p>NUMERO</text:p>
              </table:table-cell>
              <table:table-cell>
                <text:p>VARCHAR</text:p>
              </table:table-cell>
              <table:table-cell>
                <text:p>INDEX</text:p>
              </table:table-cell>
            </table:table-row>
            <table:table-row table:style-name="ro8" table:default-cell-style-name="gray1">
              <table:table-cell>
                <text:p>USER_ID</text:p>
              </table:table-cell>
              <table:table-cell>
                <text:p>INTEGER</text:p>
              </table:table-cell>
              <table:table-cell>
                <text:p>FK</text:p>
              </table:table-cell>
            </table:table-row>
            <table:table-row table:style-name="ro9" table:default-cell-style-name="gray2">
              <table:table-cell>
                <text:p>TIPO_CUENTA</text:p>
              </table:table-cell>
              <table:table-cell>
                <text:p>VARCHAR</text:p>
              </table:table-cell>
              <table:table-cell>
                <text:p>ENUM(C, A, F, FC, OT) </text:p>
              </table:table-cell>
            </table:table-row>
            <table:table-row table:style-name="ro9" table:default-cell-style-name="gray1">
              <table:table-cell>
                <text:p>BANCO_ID</text:p>
              </table:table-cell>
              <table:table-cell>
                <text:p>INTEGER</text:p>
              </table:table-cell>
              <table:table-cell>
                <text:p>FK</text:p>
              </table:table-cell>
            </table:table-row>
            <table:table-row table:style-name="ro9" table:default-cell-style-name="gray2">
              <table:table-cell>
                <text:p>DESCRICI...</text:p>
              </table:table-cell>
              <table:table-cell>
                <text:p>TEXT</text:p>
              </table:table-cell>
              <table:table-cell/>
            </table:table-row>
            <table:table-row table:style-name="ro9" table:default-cell-style-name="gray1">
              <table:table-cell>
                <text:p>FECHA_APERTURA</text:p>
              </table:table-cell>
              <table:table-cell>
                <text:p>DATE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draw:frame draw:style-name="standard" xml:id="id13" draw:id="id13" draw:layer="layout" svg:width="12.431cm" svg:height="10.397cm" svg:x="14.309cm" svg:y="0.52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4"/>
            <table:table-row table:style-name="ro10" table:default-cell-style-name="gray3">
              <table:table-cell>
                <text:p>MOV_ID</text:p>
              </table:table-cell>
              <table:table-cell>
                <text:p>INTEGER</text:p>
              </table:table-cell>
              <table:table-cell>
                <text:p>PK</text:p>
              </table:table-cell>
            </table:table-row>
            <table:table-row table:style-name="ro11" table:default-cell-style-name="gray2">
              <table:table-cell>
                <text:p>CUENTA_ID</text:p>
              </table:table-cell>
              <table:table-cell>
                <text:p>INTEGER</text:p>
              </table:table-cell>
              <table:table-cell>
                <text:p>FK</text:p>
              </table:table-cell>
            </table:table-row>
            <table:table-row table:style-name="ro12" table:default-cell-style-name="gray1">
              <table:table-cell>
                <text:p>TIPO</text:p>
              </table:table-cell>
              <table:table-cell>
                <text:p>CHAR</text:p>
              </table:table-cell>
              <table:table-cell>
                <text:p>ENUM(T, D, OT)</text:p>
              </table:table-cell>
            </table:table-row>
            <table:table-row table:style-name="ro9" table:default-cell-style-name="gray2">
              <table:table-cell>
                <text:p>FECHA_MOV</text:p>
              </table:table-cell>
              <table:table-cell>
                <text:p>DATE</text:p>
              </table:table-cell>
              <table:table-cell/>
            </table:table-row>
            <table:table-row table:style-name="ro9" table:default-cell-style-name="gray1">
              <table:table-cell>
                <text:p>NRO_REF</text:p>
              </table:table-cell>
              <table:table-cell>
                <text:p>VARCHAR</text:p>
              </table:table-cell>
              <table:table-cell/>
            </table:table-row>
            <table:table-row table:style-name="ro9" table:default-cell-style-name="gray2">
              <table:table-cell>
                <text:p>TIPO_NOTA</text:p>
              </table:table-cell>
              <table:table-cell>
                <text:p>CHAR</text:p>
              </table:table-cell>
              <table:table-cell>
                <text:p>ENUM(D,C)</text:p>
              </table:table-cell>
            </table:table-row>
            <table:table-row table:style-name="ro9" table:default-cell-style-name="gray1">
              <table:table-cell>
                <text:p>MONTO_EG</text:p>
              </table:table-cell>
              <table:table-cell>
                <text:p>DOUBLE</text:p>
              </table:table-cell>
              <table:table-cell/>
            </table:table-row>
            <table:table-row table:style-name="ro9" table:default-cell-style-name="gray2">
              <table:table-cell>
                <text:p>MONTO_ING</text:p>
              </table:table-cell>
              <table:table-cell>
                <text:p>DOUBLE</text:p>
              </table:table-cell>
              <table:table-cell/>
            </table:table-row>
            <table:table-row table:style-name="ro9" table:default-cell-style-name="gray1">
              <table:table-cell>
                <text:p>DESCRIP.</text:p>
              </table:table-cell>
              <table:table-cell>
                <text:p>TEXT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draw:connector draw:style-name="gr7" draw:text-style-name="P2" draw:layer="layout" svg:x1="13.339cm" svg:y1="3.962cm" svg:x2="13.397cm" svg:y2="12.359cm" draw:start-shape="id11" draw:end-shape="id12" svg:d="M13339 3962h560v8397h-502" svg:viewBox="0 0 561 8398">
          <text:p/>
        </draw:connector>
        <draw:connector draw:style-name="gr7" draw:text-style-name="P2" draw:layer="layout" svg:x1="13.397cm" svg:y1="12.359cm" svg:x2="20.524cm" svg:y2="10.921cm" draw:start-shape="id12" draw:end-shape="id13" svg:d="M13397 12359h7127v-1438" svg:viewBox="0 0 7128 1439">
          <text:p/>
        </draw:connector>
        <draw:frame draw:style-name="standard" xml:id="id14" draw:id="id14" draw:layer="layout" svg:width="13.089cm" svg:height="8.301cm" svg:x="13.846cm" svg:y="12.9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5"/>
            <table:table-row table:style-name="ro13" table:default-cell-style-name="gray3">
              <table:table-cell>
                <text:p>TARJETA_ID</text:p>
              </table:table-cell>
              <table:table-cell>
                <text:p>INTEGER</text:p>
              </table:table-cell>
              <table:table-cell>
                <text:p>PK</text:p>
              </table:table-cell>
            </table:table-row>
            <table:table-row table:style-name="ro14" table:default-cell-style-name="gray2">
              <table:table-cell>
                <text:p>CUENTA_ID</text:p>
              </table:table-cell>
              <table:table-cell>
                <text:p>INTEGER</text:p>
              </table:table-cell>
              <table:table-cell>
                <text:p>FK</text:p>
              </table:table-cell>
            </table:table-row>
            <table:table-row table:style-name="ro15" table:default-cell-style-name="gray1">
              <table:table-cell>
                <text:p>NRO_TARJ</text:p>
              </table:table-cell>
              <table:table-cell>
                <text:p>VARCHAR</text:p>
              </table:table-cell>
              <table:table-cell/>
            </table:table-row>
            <table:table-row table:style-name="ro16" table:default-cell-style-name="gray2">
              <table:table-cell>
                <text:p>MES_VENCE</text:p>
              </table:table-cell>
              <table:table-cell>
                <text:p>MES</text:p>
              </table:table-cell>
              <table:table-cell/>
            </table:table-row>
            <table:table-row table:style-name="ro17" table:default-cell-style-name="gray1">
              <table:table-cell>
                <text:p>ANIO_VENCE</text:p>
              </table:table-cell>
              <table:table-cell>
                <text:p>ANIO</text:p>
              </table:table-cell>
              <table:table-cell/>
            </table:table-row>
            <table:table-row table:style-name="ro17" table:default-cell-style-name="gray2">
              <table:table-cell>
                <text:p>TIPO</text:p>
              </table:table-cell>
              <table:table-cell>
                <text:p>CHAR</text:p>
              </table:table-cell>
              <table:table-cell>
                <text:p>ENUM(C,D)</text:p>
              </table:table-cell>
            </table:table-row>
            <table:table-row table:style-name="ro17" table:default-cell-style-name="gray1">
              <table:table-cell>
                <text:p>EMPRESA_ID</text:p>
              </table:table-cell>
              <table:table-cell>
                <text:p>INTEGER</text:p>
              </table:table-cell>
              <table:table-cell>
                <text:p>FK</text:p>
              </table:table-cell>
            </table:table-row>
          </table:table>
          <draw:image xlink:href="Pictures/TablePreview4.svm" xlink:type="simple" xlink:show="embed" xlink:actuate="onLoad"/>
        </draw:frame>
        <draw:connector draw:style-name="gr7" draw:text-style-name="P2" draw:layer="layout" svg:x1="1.018cm" svg:y1="12.359cm" svg:x2="13.846cm" svg:y2="17.08cm" draw:start-shape="id12" draw:end-shape="id14" draw:end-glue-point="3" svg:d="M1018 12359h-501v4721h13329" svg:viewBox="0 0 13330 4722">
          <text:p/>
        </draw:connector>
        <presentation:notes draw:style-name="dp2">
          <draw:page-thumbnail draw:style-name="gr11" draw:layer="layout" svg:width="14.848cm" svg:height="11.135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25T14:19:35.207953902</meta:creation-date>
    <dc:date>2017-12-25T15:13:19.988625968</dc:date>
    <meta:editing-duration>PT32M43S</meta:editing-duration>
    <meta:editing-cycles>8</meta:editing-cycles>
    <meta:generator>LibreOffice/5.1.6.2$Linux_x86 LibreOffice_project/10m0$Build-2</meta:generator>
    <meta:document-statistic meta:object-count="55"/>
  </office:meta>
</office:document-meta>
</file>